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10037c" officeooo:paragraph-rsid="0010037c"/>
    </style:style>
    <style:style style:name="P6" style:family="paragraph" style:parent-style-name="Standard">
      <style:text-properties officeooo:rsid="0011904f" officeooo:paragraph-rsid="0011904f"/>
    </style:style>
    <style:style style:name="P7" style:family="paragraph" style:parent-style-name="Standard">
      <style:text-properties officeooo:rsid="0011904f" officeooo:paragraph-rsid="0012d1a3"/>
    </style:style>
    <style:style style:name="P8" style:family="paragraph" style:parent-style-name="Standard">
      <style:text-properties officeooo:rsid="0015f253" officeooo:paragraph-rsid="0014a6e6"/>
    </style:style>
    <style:style style:name="P9" style:family="paragraph" style:parent-style-name="Standard">
      <style:text-properties officeooo:rsid="0010b695" officeooo:paragraph-rsid="0014a6e6"/>
    </style:style>
    <style:style style:name="P10" style:family="paragraph" style:parent-style-name="Standard">
      <style:text-properties officeooo:rsid="001239a9" officeooo:paragraph-rsid="0014a6e6"/>
    </style:style>
    <style:style style:name="P11" style:family="paragraph" style:parent-style-name="Standard">
      <style:text-properties officeooo:rsid="0012477c" officeooo:paragraph-rsid="0014a6e6"/>
    </style:style>
    <style:style style:name="P12" style:family="paragraph" style:parent-style-name="Standard">
      <style:text-properties officeooo:rsid="0014aefa" officeooo:paragraph-rsid="0014a6e6"/>
    </style:style>
    <style:style style:name="P13" style:family="paragraph" style:parent-style-name="Standard" style:list-style-name="L1">
      <style:text-properties officeooo:rsid="0010b695" officeooo:paragraph-rsid="0014a6e6"/>
    </style:style>
    <style:style style:name="P14" style:family="paragraph" style:parent-style-name="Standard" style:list-style-name="L2">
      <style:text-properties officeooo:rsid="0010b695" officeooo:paragraph-rsid="0014a6e6"/>
    </style:style>
    <style:style style:name="P15" style:family="paragraph" style:parent-style-name="Standard" style:list-style-name="L3">
      <style:text-properties officeooo:rsid="0010b695" officeooo:paragraph-rsid="0014a6e6"/>
    </style:style>
    <style:style style:name="P16" style:family="paragraph" style:parent-style-name="Standard" style:list-style-name="L3">
      <style:text-properties officeooo:rsid="00176fc0" officeooo:paragraph-rsid="00176fc0"/>
    </style:style>
    <style:style style:name="P17" style:family="paragraph" style:parent-style-name="Standard" style:list-style-name="L4">
      <style:text-properties officeooo:rsid="001239a9" officeooo:paragraph-rsid="0014a6e6"/>
    </style:style>
    <style:style style:name="P18" style:family="paragraph" style:parent-style-name="Standard" style:list-style-name="L4">
      <style:text-properties officeooo:rsid="0012477c" officeooo:paragraph-rsid="0014a6e6"/>
    </style:style>
    <style:style style:name="P19" style:family="paragraph" style:parent-style-name="Standard" style:list-style-name="L5">
      <style:text-properties officeooo:rsid="0012477c" officeooo:paragraph-rsid="0014a6e6"/>
    </style:style>
    <style:style style:name="P20" style:family="paragraph" style:parent-style-name="Standard" style:list-style-name="L6">
      <style:text-properties officeooo:rsid="0014aefa" officeooo:paragraph-rsid="0014a6e6"/>
    </style:style>
    <style:style style:name="P21" style:family="paragraph" style:parent-style-name="Standard" style:list-style-name="L7">
      <style:text-properties officeooo:rsid="0014aefa" officeooo:paragraph-rsid="0014a6e6"/>
    </style:style>
    <style:style style:name="P22" style:family="paragraph" style:parent-style-name="Standard" style:list-style-name="L8">
      <style:text-properties officeooo:rsid="0015f253" officeooo:paragraph-rsid="0014a6e6"/>
    </style:style>
    <style:style style:name="P23" style:family="paragraph" style:parent-style-name="Standard">
      <style:text-properties officeooo:rsid="000f21d2" officeooo:paragraph-rsid="0018a20e"/>
    </style:style>
    <style:style style:name="P24" style:family="paragraph" style:parent-style-name="Standard">
      <style:text-properties officeooo:rsid="00159ec9" officeooo:paragraph-rsid="0018a20e"/>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1ea91"/>
    </style:style>
    <style:style style:name="T5" style:family="text">
      <style:text-properties officeooo:rsid="0015df2d"/>
    </style:style>
    <style:style style:name="T6" style:family="text">
      <style:text-properties officeooo:rsid="0015bb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23">Nathan : </text:p>
      <text:p text:style-name="P24">vérification et conseil pour le mcd et mld + aide requete sql + modele relationnel <text:span text:style-name="T6">+ question individuel eco</text:span></text:p>
      <text:p text:style-name="P23"/>
      <text:p text:style-name="P23">Noémie :</text:p>
      <text:p text:style-name="P24">mcd et mld</text:p>
      <text:p text:style-name="P24">remplissage des tables sql <text:span text:style-name="T6">+ question individuel eco + correction orthographe</text:span></text:p>
      <text:p text:style-name="P23"/>
      <text:p text:style-name="P23">Rémi : </text:p>
      <text:p text:style-name="P24">mcd et mld</text:p>
      <text:p text:style-name="P24">Création des tables sql + requetes sql <text:span text:style-name="T6">+ question individuel eco</text:span></text:p>
      <text:p text:style-name="P23"/>
      <text:p text:style-name="P23">Thomas :</text:p>
      <text:p text:style-name="P24">toute la partie eco </text:p>
      <text:p text:style-name="P2"/>
      <text:p text:style-name="P2"/>
      <text:p text:style-name="P5">→ Comment s’est organisé la communication ? ;</text:p>
      <text:p text:style-name="P5"><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5"/>
      <text:p text:style-name="P3">Nathan : </text:p>
      <text:p text:style-name="P3"/>
      <text:p text:style-name="P3"/>
      <text:p text:style-name="P3">Noémie :</text:p>
      <text:p text:style-name="P3"/>
      <text:p text:style-name="P3"/>
      <text:p text:style-name="P3">Rémi : </text:p>
      <text:p text:style-name="P3"/>
      <text:p text:style-name="P3"/>
      <text:p text:style-name="P3">Thomas :</text:p>
      <text:p text:style-name="P3"/>
      <text:p text:style-name="P6"/>
      <text:p text:style-name="P6">→ Comment avons nous communiqué avec le maître d’oeuvre ou investigateur de projet ? :</text:p>
      <text:p text:style-name="P6"><text:tab/>- Lorsque nous avions des questions, on essayait au maximum <text:s/>d’aller voir le professeur référent de matière dans son bureau ou en cours, et si il était pas disponible, on lui envoy<text:span text:style-name="T5">ait</text:span> un mail.</text:p>
      <text:p text:style-name="P6"/>
      <text:p text:style-name="P6"/>
      <text:p text:style-name="P6"/>
      <text:p text:style-name="P6"/>
      <text:p text:style-name="P6"/>
      <text:p text:style-name="P6"><text:soft-page-break/></text:p>
      <text:p text:style-name="P6"/>
      <text:p text:style-name="P6">→ Comment réfléchissons nous ? :</text:p>
      <text:p text:style-name="P6"><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4"/>
      <text:p text:style-name="P4">Nathan : </text:p>
      <text:p text:style-name="P4"/>
      <text:p text:style-name="P4"/>
      <text:p text:style-name="P4">Noémie :</text:p>
      <text:p text:style-name="P4"/>
      <text:p text:style-name="P4"/>
      <text:p text:style-name="P4">Rémi : </text:p>
      <text:p text:style-name="P4"/>
      <text:p text:style-name="P4"/>
      <text:p text:style-name="P4">Thomas :</text:p>
      <text:p text:style-name="P4"/>
      <text:p text:style-name="P7"/>
      <text:p text:style-name="P7"/>
      <text:p text:style-name="P7">→<text:span text:style-name="T2"> Comment prenions nous les décisions ? :</text:span></text:p>
      <text:p text:style-name="P7"><text:tab/>- <text:span text:style-name="T2">On prenait toute les décisions en accord avec les autres.</text:span></text:p>
      <text:p text:style-name="P7"/>
      <text:p text:style-name="P7">→<text:span text:style-name="T3"> Avons</text:span></text:p>
      <text:p text:style-name="P7"/>
      <text:p text:style-name="P9">Sae2.06</text:p>
      <text:p text:style-name="P9"/>
      <text:p text:style-name="P9">Partie Commune :</text:p>
      <text:p text:style-name="P9"/>
      <text:list xml:id="list1970660904" text:style-name="L1">
        <text:list-item>
          <text:p text:style-name="P13">Quelle Sae</text:p>
        </text:list-item>
        <text:list-item>
          <text:p text:style-name="P13">Contexte</text:p>
        </text:list-item>
      </text:list>
      <text:p text:style-name="P9"/>
      <text:list xml:id="list2878331065" text:style-name="L2">
        <text:list-item>
          <text:p text:style-name="P14">Répondre aux 7 thèmes :</text:p>
          <text:list>
            <text:list-item>
              <text:p text:style-name="P14">Comment avons-nous procédé ?</text:p>
            </text:list-item>
            <text:list-item>
              <text:p text:style-name="P14">Avantages</text:p>
            </text:list-item>
            <text:list-item>
              <text:p text:style-name="P14">Inconvénients</text:p>
            </text:list-item>
            <text:list-item>
              <text:p text:style-name="P14">Comment améliorer</text:p>
            </text:list-item>
          </text:list>
        </text:list-item>
        <text:list-item>
          <text:p text:style-name="P14">Diapo :</text:p>
          <text:list>
            <text:list-item>
              <text:p text:style-name="P14">Se séparer entre nous les 7 thèmes et partie personnelle</text:p>
            </text:list-item>
          </text:list>
        </text:list-item>
      </text:list>
      <text:p text:style-name="P9"/>
      <text:p text:style-name="P9">Partie perso :</text:p>
      <text:list xml:id="list4291300577" text:style-name="L3">
        <text:list-item>
          <text:p text:style-name="P15">Approfondir une problématique personnelle ?</text:p>
        </text:list-item>
        <text:list-item>
          <text:p text:style-name="P15">Envoyer mail à la prof</text:p>
        </text:list-item>
        <text:list-item>
          <text:p text:style-name="P16">Rapport d’étonnement</text:p>
        </text:list-item>
      </text:list>
      <text:p text:style-name="P9"/>
      <text:p text:style-name="P9"/>
      <text:p text:style-name="P9"/>
      <text:p text:style-name="P9"/>
      <text:p text:style-name="P9"/>
      <text:p text:style-name="P9"/>
      <text:p text:style-name="P9"/>
      <text:p text:style-name="P9"><text:soft-page-break/></text:p>
      <text:p text:style-name="P9"/>
      <text:p text:style-name="P9">Dossier réponse aux questions :</text:p>
      <text:p text:style-name="P9"/>
      <text:p text:style-name="P9"/>
      <text:p text:style-name="P9">Nous avons choisi de vous présenter les deux Sae1.04 et 1.06. Nous avions le même groupe de travail puisque les deux projets étaient en lien.</text:p>
      <text:p text:style-name="P9"/>
      <text:p text:style-name="P10">Choix de l’entreprise :</text:p>
      <text:p text:style-name="P9">Nous avons débuté avec le choix de l'entreprise. La perspective de pouvoir inventer une entreprise de toute pièce avec son mode de fonctionnement et ses stratégies nous a, à tous, parue bien plus attrayante <text:span text:style-name="T4">du fait de la liberté que cette solution nous offrait pour la conception de la base de donnée <text:s/>ainsi que l’étude économique. Sans aucun doute, la solution la plus ludique également !</text:span></text:p>
      <text:p text:style-name="P9"/>
      <text:p text:style-name="P10">Tshakers nanani nanana…</text:p>
      <text:p text:style-name="P10"/>
      <text:p text:style-name="P10">Répartition des tâches/ Comment travaillions-nous en groupe ?</text:p>
      <text:p text:style-name="P10"/>
      <text:list xml:id="list3559122" text:style-name="L4">
        <text:list-item>
          <text:p text:style-name="P17">Grande majorité du travail fait en cours </text:p>
        </text:list-item>
        <text:list-item>
          <text:p text:style-name="P17">Grands adeptes du brainstorming en groupe tant pour l’entreprise que le MCD </text:p>
        </text:list-item>
        <text:list-item>
          <text:p text:style-name="P18">Pas de répartition des tâches prédéfinie dès le début</text:p>
          <text:list>
            <text:list-item>
              <text:p text:style-name="P18">Besoin du MCD pour faire tout le reste</text:p>
            </text:list-item>
          </text:list>
        </text:list-item>
        <text:list-item>
          <text:p text:style-name="P18">Avantages :</text:p>
        </text:list-item>
        <text:list-item>
          <text:p text:style-name="P18">Incovénients :</text:p>
        </text:list-item>
        <text:list-item>
          <text:p text:style-name="P18">Améliorations :</text:p>
          <text:list>
            <text:list-item>
              <text:p text:style-name="P18">Outils ?</text:p>
            </text:list-item>
          </text:list>
        </text:list-item>
      </text:list>
      <text:p text:style-name="P11"/>
      <text:p text:style-name="P11">Communication :</text:p>
      <text:p text:style-name="P11"/>
      <text:list xml:id="list3797569508" text:style-name="L5">
        <text:list-item>
          <text:p text:style-name="P19">Très rapidement pensé à comment faire pour avancer chez nous tout en transmettant notre travail au groupe</text:p>
          <text:list>
            <text:list-item>
              <text:p text:style-name="P19">La Forge</text:p>
            </text:list-item>
          </text:list>
        </text:list-item>
        <text:list-item>
          <text:p text:style-name="P19">Avantages :</text:p>
        </text:list-item>
        <text:list-item>
          <text:p text:style-name="P19">Inconvénients :</text:p>
        </text:list-item>
        <text:list-item>
          <text:p text:style-name="P19">Améliorations :</text:p>
          <text:list>
            <text:list-item>
              <text:p text:style-name="P19">Outils ?</text:p>
            </text:list-item>
          </text:list>
        </text:list-item>
      </text:list>
      <text:p text:style-name="P11"/>
      <text:p text:style-name="P12">Comment réfléchissions-nous ?</text:p>
      <text:p text:style-name="P12"/>
      <text:list xml:id="list3823795273" text:style-name="L6">
        <text:list-item>
          <text:p text:style-name="P20">Brainstorming de groupe</text:p>
        </text:list-item>
        <text:list-item>
          <text:p text:style-name="P20">Pour se motiver à travailler, c’est aussi le travail de groupe.</text:p>
        </text:list-item>
        <text:list-item>
          <text:p text:style-name="P20">L'émulation du groupe nous a tous porté.</text:p>
        </text:list-item>
      </text:list>
      <text:p text:style-name="P11"/>
      <text:p text:style-name="P12">Comment prenions-nous nos décisions ?</text:p>
      <text:p text:style-name="P12"/>
      <text:list xml:id="list3248581133" text:style-name="L7">
        <text:list-item>
          <text:p text:style-name="P21">Nous sommes un groupe plein de bonne foi, lorsque quelqu’un avait une bonne idée nous le soulignions et prenions la décision ensemble. </text:p>
        </text:list-item>
      </text:list>
      <text:p text:style-name="P12"/>
      <text:p text:style-name="P8">Avons-nous eu à gérer des conflits au sein de l’équipe ?</text:p>
      <text:p text:style-name="P8"/>
      <text:list xml:id="list3323834794" text:style-name="L8">
        <text:list-item>
          <text:p text:style-name="P22">Oui on se frappait dessus et le plus fort avait raison à la fin. Parce que c’est aussi ça, le travail d’équipe.</text:p>
        </text:list-item>
        <text:list-item>
          <text:p text:style-name="P22"><text:soft-page-break/>Pendant la Sae1.04, Thomas avait avait besoin du MCD pour faire la partie éco et nous avions des difficultés pour avancer dans le MCD car nous n’arrivions pas à nous accorder.</text:p>
        </text:list-item>
        <text:list-item>
          <text:p text:style-name="P22">S’accorder sur le MCD des idées différentes qui ne s’accordaient pas forcé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2-08T14:06:16.246620135</dc:date>
    <meta:editing-duration>PT38M30S</meta:editing-duration>
    <meta:editing-cycles>5</meta:editing-cycles>
    <meta:generator>LibreOffice/6.1.5.2$Linux_X86_64 LibreOffice_project/10$Build-2</meta:generator>
    <meta:document-statistic meta:table-count="0" meta:image-count="0" meta:object-count="0" meta:page-count="4" meta:paragraph-count="78" meta:word-count="712" meta:character-count="3953" meta:non-whitespace-character-count="3333"/>
  </office:meta>
</office:document-meta>
</file>